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2.1875in"/>
    </style:style>
    <style:style style:name="Table1.D" style:family="table-column">
      <style:table-column-properties style:column-width="1.3021in"/>
    </style:style>
    <style:style style:name="Table1.1" style:family="table-row">
      <style:table-row-properties style:min-row-height="0.1201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fbb46" officeooo:paragraph-rsid="000fbb46"/>
    </style:style>
    <style:style style:name="P2" style:family="paragraph" style:parent-style-name="Table_20_Contents">
      <style:text-properties fo:font-size="12pt" officeooo:rsid="000fbb46" officeooo:paragraph-rsid="000fbb46" style:font-size-asian="12pt" style:font-size-complex="12pt"/>
    </style:style>
    <style:style style:name="P3" style:family="paragraph" style:parent-style-name="Table_20_Contents">
      <style:text-properties fo:font-size="12pt" officeooo:rsid="0011a953" officeooo:paragraph-rsid="0011a953" style:font-size-asian="12pt" style:font-size-complex="12pt"/>
    </style:style>
    <style:style style:name="P4" style:family="paragraph" style:parent-style-name="Table_20_Contents">
      <style:text-properties fo:font-size="12pt" officeooo:rsid="0017d7b2" officeooo:paragraph-rsid="0017d7b2" style:font-size-asian="12pt" style:font-size-complex="12pt"/>
    </style:style>
    <style:style style:name="P5" style:family="paragraph" style:parent-style-name="Table_20_Contents">
      <style:text-properties fo:font-size="12pt" officeooo:rsid="001961e9" officeooo:paragraph-rsid="001961e9" style:font-size-asian="12pt" style:font-size-complex="12pt"/>
    </style:style>
    <style:style style:name="P6" style:family="paragraph" style:parent-style-name="Table_20_Contents">
      <style:text-properties fo:font-size="12pt" officeooo:rsid="00134ca5" officeooo:paragraph-rsid="00134ca5" style:font-size-asian="12pt" style:font-size-complex="12pt"/>
    </style:style>
    <style:style style:name="P7" style:family="paragraph" style:parent-style-name="Table_20_Contents">
      <style:text-properties fo:font-size="12pt" officeooo:rsid="00142949" officeooo:paragraph-rsid="00142949" style:font-size-asian="12pt" style:font-size-complex="12pt"/>
    </style:style>
    <style:style style:name="P8" style:family="paragraph" style:parent-style-name="Table_20_Contents">
      <style:text-properties fo:font-size="12pt" officeooo:rsid="0015d6ad" officeooo:paragraph-rsid="0015d6ad" style:font-size-asian="12pt" style:font-size-complex="12pt"/>
    </style:style>
    <style:style style:name="P9" style:family="paragraph" style:parent-style-name="Table_20_Contents">
      <style:text-properties fo:font-size="12pt" officeooo:rsid="001ddd8a" officeooo:paragraph-rsid="001ddd8a" style:font-size-asian="12pt" style:font-size-complex="12pt"/>
    </style:style>
    <style:style style:name="P10" style:family="paragraph" style:parent-style-name="Table_20_Contents">
      <style:text-properties fo:font-size="12pt" officeooo:rsid="001ecc27" officeooo:paragraph-rsid="001ecc27" style:font-size-asian="12pt" style:font-size-complex="12pt"/>
    </style:style>
    <style:style style:name="P11" style:family="paragraph" style:parent-style-name="Table_20_Contents">
      <style:text-properties fo:font-size="12pt" officeooo:rsid="0020ad92" officeooo:paragraph-rsid="0020ad92" style:font-size-asian="12pt" style:font-size-complex="12pt"/>
    </style:style>
    <style:style style:name="P12" style:family="paragraph" style:parent-style-name="Table_20_Contents">
      <style:text-properties fo:font-size="12pt" officeooo:rsid="00238291" officeooo:paragraph-rsid="00238291" style:font-size-asian="12pt" style:font-size-complex="12pt"/>
    </style:style>
    <style:style style:name="P13" style:family="paragraph" style:parent-style-name="Table_20_Contents">
      <style:text-properties fo:font-size="12pt" officeooo:rsid="00175b0d" officeooo:paragraph-rsid="00175b0d" style:font-size-asian="12pt" style:font-size-complex="12pt"/>
    </style:style>
    <style:style style:name="P14" style:family="paragraph" style:parent-style-name="Table_20_Contents">
      <style:text-properties fo:font-size="12pt" officeooo:rsid="001b37b9" officeooo:paragraph-rsid="001b37b9" style:font-size-asian="12pt" style:font-size-complex="12pt"/>
    </style:style>
    <style:style style:name="P15" style:family="paragraph" style:parent-style-name="Table_20_Contents">
      <style:text-properties fo:font-size="12pt" officeooo:rsid="002924f5" officeooo:paragraph-rsid="002924f5" style:font-size-asian="12pt" style:font-size-complex="12pt"/>
    </style:style>
    <style:style style:name="P16" style:family="paragraph" style:parent-style-name="Table_20_Contents">
      <style:text-properties fo:font-size="12pt" fo:language="ru" fo:country="RU" officeooo:rsid="0011a953" officeooo:paragraph-rsid="0011a953" style:font-size-asian="12pt" style:font-size-complex="12pt"/>
    </style:style>
    <style:style style:name="P17" style:family="paragraph" style:parent-style-name="Table_20_Contents">
      <style:text-properties fo:font-size="12pt" fo:language="ru" fo:country="RU" officeooo:rsid="00121f5f" officeooo:paragraph-rsid="00121f5f" style:font-size-asian="12pt" style:font-size-complex="12pt"/>
    </style:style>
    <style:style style:name="P18" style:family="paragraph" style:parent-style-name="Table_20_Contents">
      <style:text-properties fo:font-size="12pt" fo:language="ru" fo:country="RU" officeooo:rsid="00133dad" officeooo:paragraph-rsid="00133dad" style:font-size-asian="12pt" style:font-size-complex="12pt"/>
    </style:style>
    <style:style style:name="P19" style:family="paragraph" style:parent-style-name="Table_20_Contents">
      <style:text-properties fo:font-size="12pt" fo:language="ru" fo:country="RU" officeooo:rsid="0028c6f9" officeooo:paragraph-rsid="002914e1" style:font-size-asian="12pt" style:font-size-complex="12pt"/>
    </style:style>
    <style:style style:name="P20" style:family="paragraph" style:parent-style-name="Table_20_Contents">
      <style:text-properties fo:font-size="12pt" fo:language="en" fo:country="US" officeooo:rsid="001961e9" officeooo:paragraph-rsid="001961e9" style:font-size-asian="12pt" style:font-size-complex="12pt"/>
    </style:style>
    <style:style style:name="P21" style:family="paragraph" style:parent-style-name="Table_20_Contents">
      <style:text-properties fo:font-size="12pt" fo:language="en" fo:country="US" officeooo:rsid="000fbb46" officeooo:paragraph-rsid="000fbb46" style:font-size-asian="12pt" style:font-size-complex="12pt"/>
    </style:style>
    <style:style style:name="P22" style:family="paragraph" style:parent-style-name="Table_20_Contents">
      <style:text-properties fo:font-size="12pt" fo:language="en" fo:country="US" officeooo:rsid="000fbb46" officeooo:paragraph-rsid="001c2983" style:font-size-asian="12pt" style:font-size-complex="12pt"/>
    </style:style>
    <style:style style:name="P23" style:family="paragraph" style:parent-style-name="Table_20_Contents">
      <style:text-properties fo:font-size="12pt" fo:language="en" fo:country="US" officeooo:rsid="002914e1" officeooo:paragraph-rsid="002914e1" style:font-size-asian="12pt" style:font-size-complex="12pt"/>
    </style:style>
    <style:style style:name="P24" style:family="paragraph" style:parent-style-name="Table_20_Contents">
      <style:text-properties fo:font-size="12pt" fo:language="en" fo:country="US" officeooo:rsid="00133dad" officeooo:paragraph-rsid="00133dad" style:font-size-asian="12pt" style:font-size-complex="12pt"/>
    </style:style>
    <style:style style:name="P25" style:family="paragraph" style:parent-style-name="Table_20_Contents">
      <style:text-properties fo:font-size="12pt" fo:language="en" fo:country="US" officeooo:rsid="0011a953" officeooo:paragraph-rsid="0011a953" style:font-size-asian="12pt" style:font-size-complex="12pt"/>
    </style:style>
    <style:style style:name="P26" style:family="paragraph" style:parent-style-name="Standard">
      <style:text-properties officeooo:rsid="002cf746" officeooo:paragraph-rsid="002cf746"/>
    </style:style>
    <style:style style:name="P27" style:family="paragraph" style:parent-style-name="Standard">
      <style:paragraph-properties fo:break-before="page"/>
      <style:text-properties officeooo:rsid="002cf746" officeooo:paragraph-rsid="002cf746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1a95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b1a9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1a953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officeooo:rsid="0011a953"/>
    </style:style>
    <style:style style:name="T9" style:family="text">
      <style:text-properties officeooo:rsid="0019c022"/>
    </style:style>
    <style:style style:name="T10" style:family="text">
      <style:text-properties officeooo:rsid="001c2983"/>
    </style:style>
    <style:style style:name="T11" style:family="text">
      <style:text-properties officeooo:rsid="001c6a96"/>
    </style:style>
    <style:style style:name="T12" style:family="text">
      <style:text-properties officeooo:rsid="002487e5"/>
    </style:style>
    <style:style style:name="T13" style:family="text">
      <style:text-properties officeooo:rsid="002e6201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12">P</text:span>ast</text:p>
          </table:table-cell>
          <table:table-cell table:style-name="Table1.B1" office:value-type="string">
            <text:p text:style-name="P17">В: <text:span text:style-name="T5">did + [subject] + V</text:span></text:p>
            <text:p text:style-name="P18"><text:span text:style-name="T7">Did</text:span><text:span text:style-name="T5"> she play ?</text:span></text:p>
            <text:p text:style-name="P24"/>
            <text:p text:style-name="P17">У: <text:span text:style-name="T5">[subject] + V2/Ved</text:span></text:p>
            <text:p text:style-name="P18"><text:span text:style-name="T5">She play</text:span><text:span text:style-name="T7">ed</text:span><text:span text:style-name="T5">.</text:span></text:p>
            <text:p text:style-name="P24"/>
            <text:p text:style-name="P17">О: <text:span text:style-name="T5">[subject] + didn't + V</text:span></text:p>
            <text:p text:style-name="P18"><text:span text:style-name="T5">She </text:span><text:span text:style-name="T7">didn't</text:span><text:span text:style-name="T5"> play.</text:span></text:p>
            <text:p text:style-name="P2"/>
            <text:p text:style-name="P2"/>
            <text:p text:style-name="P15"><text:a xlink:type="simple" xlink:href="http://www.alleng.ru/mybook/3gram/6verb_14.htm" text:style-name="Internet_20_link" text:visited-style-name="Visited_20_Internet_20_Link">http://www.alleng.ru/mybook/3gram/6verb_14.htm</text:a> </text:p>
          </table:table-cell>
          <table:table-cell table:style-name="Table1.C1" office:value-type="string">
            <text:p text:style-name="P6">He always <text:span text:style-name="T3">came</text:span> to school on time.</text:p>
            <text:p text:style-name="P6"/>
            <text:p text:style-name="P7">He never <text:span text:style-name="T3">talked</text:span> to us.</text:p>
            <text:p text:style-name="P8">Did he use to take English lessons?</text:p>
            <text:p text:style-name="P8"/>
            <text:p text:style-name="P8">He opened the door and went out of the room.</text:p>
            <text:p text:style-name="P8"/>
            <text:p text:style-name="P8">He took a book, opened it and began reading it.</text:p>
          </table:table-cell>
          <table:table-cell table:style-name="Table1.D1" office:value-type="string">
            <text:p text:style-name="P13">yesterday <text:s/></text:p>
            <text:p text:style-name="P13">the other day <text:s/></text:p>
            <text:p text:style-name="P13">on Sunday <text:s/></text:p>
            <text:p text:style-name="P13">in 1980</text:p>
            <text:p text:style-name="P13">last week </text:p>
            <text:p text:style-name="P13">an hour ago <text:s/></text:p>
            <text:p text:style-name="P13">a month ago <text:s/></text:p>
            <text:p text:style-name="P13">long ago </text:p>
          </table:table-cell>
        </table:table-row>
        <table:table-row table:style-name="Table1.1">
          <table:table-cell table:style-name="Table1.A2" office:value-type="string">
            <text:p text:style-name="P1"><text:span text:style-name="T12">P</text:span>resent</text:p>
          </table:table-cell>
          <table:table-cell table:style-name="Table1.B2" office:value-type="string">
            <text:p text:style-name="P2"><text:span text:style-name="T2">В: </text:span>do / does <text:span text:style-name="T8">+ [</text:span><text:span text:style-name="T6">subject</text:span><text:span text:style-name="T8">] + V</text:span></text:p>
            <text:p text:style-name="P3"><text:span text:style-name="T3">Does</text:span> she <text:span text:style-name="T3">go</text:span> to the school <text:span text:style-name="T7">every day</text:span><text:span text:style-name="T5"> ?</text:span></text:p>
            <text:p text:style-name="P25"/>
            <text:p text:style-name="P16">У: <text:span text:style-name="T5">[subject] + V/Vs</text:span></text:p>
            <text:p text:style-name="P16"><text:span text:style-name="T5">She goe</text:span><text:span text:style-name="T7">s</text:span><text:span text:style-name="T5"> to school </text:span><text:span text:style-name="T7">rarely</text:span><text:span text:style-name="T5">.</text:span></text:p>
            <text:p text:style-name="P25"/>
            <text:p text:style-name="P16">О: <text:span text:style-name="T5">[subject] + don't/doesn't + V/Vs</text:span></text:p>
            <text:p text:style-name="P25">She doesn't go to school every day.</text:p>
            <text:p text:style-name="P25"/>
            <text:p text:style-name="P19"><text:a xlink:type="simple" xlink:href="http://www.alleng.ru/mybook/3gram/6verb_05.htm" text:style-name="Internet_20_link" text:visited-style-name="Visited_20_Internet_20_Link">http://www.alleng.ru/mybook/3gram/6verb_05.htm</text:a><text:span text:style-name="T5"> </text:span></text:p>
          </table:table-cell>
          <table:table-cell table:style-name="Table1.C2" office:value-type="string">
            <text:p text:style-name="P2">I <text:span text:style-name="T3">often</text:span> write letters to my sister.</text:p>
            <text:p text:style-name="P2"/>
            <text:p text:style-name="P2">The train leav<text:span text:style-name="T3">es</text:span> at seven.</text:p>
            <text:p text:style-name="P2"/>
            <text:p text:style-name="P2">I get up at 11 o'clock <text:span text:style-name="T3">every Sunday</text:span></text:p>
          </table:table-cell>
          <table:table-cell table:style-name="Table1.D2" office:value-type="string">
            <text:p text:style-name="P21"><text:span text:style-name="T11">e</text:span>very day</text:p>
            <text:p text:style-name="P21">usuall<text:span text:style-name="T10">y</text:span></text:p>
            <text:p text:style-name="P22">often</text:p>
            <text:p text:style-name="P22">sometimes</text:p>
            <text:p text:style-name="P22">never</text:p>
            <text:p text:style-name="P22">rarely</text:p>
          </table:table-cell>
        </table:table-row>
        <table:table-row table:style-name="Table1.1">
          <table:table-cell table:style-name="Table1.A2" office:value-type="string">
            <text:p text:style-name="P1"><text:span text:style-name="T12">F</text:span>uture</text:p>
          </table:table-cell>
          <table:table-cell table:style-name="Table1.B3" office:value-type="string">
            <text:p text:style-name="P4"><text:span text:style-name="T1">В</text:span>: shall/will + [subject] + V</text:p>
            <text:p text:style-name="P5"><text:span text:style-name="T3">Will </text:span>you go for a walk?</text:p>
            <text:p text:style-name="P4"/>
            <text:p text:style-name="P4"><text:span text:style-name="T1">У</text:span>: [subject] + shall/will + V</text:p>
            <text:p text:style-name="P5">Yes, I'<text:span text:style-name="T3">ll</text:span> go for a walk.</text:p>
            <text:p text:style-name="P5"/>
            <text:p text:style-name="P4"><text:span text:style-name="T1">О</text:span>: [subject] + shall/will not + V</text:p>
            <text:p text:style-name="P20">I <text:span text:style-name="T4">won't</text:span> go for a walk <text:span text:style-name="T9">tomorrow.</text:span></text:p>
            <text:p text:style-name="P20"/>
            <text:p text:style-name="P23"><text:a xlink:type="simple" xlink:href="http://www.alleng.ru/mybook/3gram/6verb_19.htm" text:style-name="Internet_20_link" text:visited-style-name="Visited_20_Internet_20_Link">http://www.alleng.ru/mybook/3gram/6verb_19.htm</text:a> </text:p>
          </table:table-cell>
          <table:table-cell table:style-name="Table1.C3" office:value-type="string">
            <text:p text:style-name="P9">I <text:span text:style-name="T3">shall be</text:span> free tonight.</text:p>
            <text:p text:style-name="P9"/>
            <text:p text:style-name="P10">He <text:span text:style-name="T3">will</text:span> sell his little cottage some day.</text:p>
            <text:p text:style-name="P10"/>
            <text:p text:style-name="P11">He <text:span text:style-name="T3">will</text:span> take English lessons twice a week</text:p>
            <text:p text:style-name="P11"/>
            <text:p text:style-name="P12">When I come to the country, I <text:span text:style-name="T3">shall</text:span> go skiing.</text:p>
          </table:table-cell>
          <table:table-cell table:style-name="Table1.D3" office:value-type="string">
            <text:p text:style-name="P14">tomorrow</text:p>
            <text:p text:style-name="P14">next week </text:p>
            <text:p text:style-name="P14">next year</text:p>
            <text:p text:style-name="P14">in a week </text:p>
            <text:p text:style-name="P14">in a few days</text:p>
            <text:p text:style-name="P14">some day</text:p>
            <text:p text:style-name="P14">one of these days</text:p>
          </table:table-cell>
        </table:table-row>
      </table:table>
      <text:p text:style-name="Standard"/>
      <text:p text:style-name="P26"/>
      <text:p text:style-name="P27">I am Andrew Ryan, and I'm here to ask you a question. </text:p>
      <text:p text:style-name="P26">Is a man not entitled to the sweat of his brow? </text:p>
      <text:p text:style-name="P26">"No," says the man in Washington, "it belongs to the poor."</text:p>
      <text:p text:style-name="P26">"No," says the man in the Vatican, "it belongs to God." </text:p>
      <text:p text:style-name="P26">"No," says the man in Moscow, "it belongs to everyone."</text:p>
      <text:p text:style-name="P26"><text:s/>I rejected those answers; instead, I chose something different. I chose the impossible. I chose... Rapture.</text:p>
      <text:p text:style-name="P26">A city where the artist would<text:span text:style-name="T13">n'</text:span>t fear the censor; where the scientist would<text:span text:style-name="T13">n'</text:span>t be bound by petty morality; where the great wouldn<text:span text:style-name="T13">'</text:span>t be constrained by the small! And with the sweat of your brow, Rapture can become your city as we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2:12:32.909000000</meta:creation-date>
    <dc:date>2015-08-13T15:02:20.232000000</dc:date>
    <meta:editing-duration>PT1H10M38S</meta:editing-duration>
    <meta:editing-cycles>31</meta:editing-cycles>
    <meta:generator>LibreOffice/4.4.5.2$Windows_x86 LibreOffice_project/a22f674fd25a3b6f45bdebf25400ed2adff0ff99</meta:generator>
    <meta:document-statistic meta:table-count="1" meta:image-count="0" meta:object-count="0" meta:page-count="2" meta:paragraph-count="64" meta:word-count="353" meta:character-count="1861" meta:non-whitespace-character-count="1551"/>
  </office:meta>
</office:document-meta>
</file>